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0000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érôme Tonnellier</text:p>
      <text:p text:style-name="Standard">Amina Maimaiti</text:p>
      <text:p text:style-name="Standard"/>
      <text:p text:style-name="Standard"/>
      <text:p text:style-name="P1">Rapport Circuits et architecture des ordinateurs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0-<text:tab/><text:bookmark-start text:name="__DdeLink__256_75481266"/><text:span text:style-name="T2">1-expliquer la démarche suivie </text:span></text:p>
      <text:p text:style-name="P4"><text:tab/>2-Noter toutes les modifs dans le circuit</text:p>
      <text:list xml:id="list1994723325" text:style-name="L1">
        <text:list-header>
          <text:p text:style-name="P5">3-Montrer qu'ils réalisent les fonctions souhaitées</text:p>
          <text:p text:style-name="P5">4-Code test désassemblé + justification des fonctionnalités<text:bookmark-end text:name="__DdeLink__256_75481266"/></text:p>
        </text:list-header>
      </text:list>
      <text:p text:style-name="P2">1 - LEA</text:p>
      <text:p text:style-name="P2"/>
      <text:p text:style-name="P2"/>
      <text:p text:style-name="P2"/>
      <text:p text:style-name="P2"/>
      <text:p text:style-name="P2"/>
      <text:p text:style-name="P2"/>
      <text:p text:style-name="P2">Module créé RegIN :</text:p>
      <text:p text:style-name="P2"/>
      <text:p text:style-name="P2">Il est relié à l'IR, R et PC.</text:p>
      <text:p text:style-name="P2">Ce module nouvellement créée permet d'appliquer les instructions de type Load, Arithmétique ou encore Jump (JSR et JSRR) aux registres adéquats.</text:p>
      <text:p text:style-name="P2">Il choisit donc la bonne valeur (grâce à un multiplexeur) à insérer dans le registre DR concerné.</text:p>
      <text:p text:style-name="P2"/>
      <text:p text:style-name="P2"/>
      <text:p text:style-name="P2">1 - LEA</text:p>
      <text:p text:style-name="P4"/>
      <text:list xml:id="list929886755" text:style-name="L2">
        <text:list-item>
          <text:p text:style-name="P6">Noter toutes les modifs dans le circuit :</text:p>
          <text:p text:style-name="P7">Image à ajouter </text:p>
          <text:p text:style-name="P7"/>
        </text:list-item>
        <text:list-item>
          <text:p text:style-name="P6">demarche suivie :</text:p>
        </text:list-item>
      </text:list>
      <text:p text:style-name="P4"/>
      <text:p text:style-name="P4">module RegIN :</text:p>
      <text:p text:style-name="P4"/>
      <text:p text:style-name="P4">L'instruction est calculée dans le module RegIN . On récupère donc le PC afin de l'ajouter au PCOffset9 (contenu dans IR). Ce résultat est envoyé dans l'entrée RegIN ( module registres ) afin d'être écrit dans le DR.</text:p>
      <text:p text:style-name="P2"/>
      <text:list xml:id="list1570572057" text:style-name="L3">
        <text:list-item>
          <text:p text:style-name="P9">Montrer qu'ils réalisent les fonctions souhaitées :</text:p>
          <text:p text:style-name="P9"/>
        </text:list-item>
      </text:list>
      <text:p text:style-name="P2">Le PC + PCOffset9 est assez simple à calculer, on fait l'opération avec un additionneur arithmétique <text:s/>avec les deux données sur 16 bits.</text:p>
      <text:p text:style-name="P2">L'écriture dans le registre, elle est déjà implémentée dans le projet de base.Le module registres se positionne correctement sur le bon DR afin d'être modifié.</text:p>
      <text:p text:style-name="P2"/>
      <text:p text:style-name="P8">– Code test désassemblé</text:p>
      <text:p text:style-name="P2"/>
      <text:p text:style-name="P2">extrait des instructions :</text:p>
      <text:p text:style-name="P2">MEM – code : instruction</text:p>
      <text:p text:style-name="P2">0001 - e401 : R2 ← PC + PCOffset9 (PC = 1, cst = 1)</text:p>
      <text:p text:style-name="P2">0002 – 1b62 : R5 ← R5 + 2 </text:p>
      <text:p text:style-name="P2"/>
      <text:p text:style-name="P8">- But du test : </text:p>
      <text:p text:style-name="P2">On montre que la commande LEA est capable d'aller chercher l'instruction </text:p>
      <text:p text:style-name="P2">d'adresse mémoire 0002 et de la mettre dans R2.</text:p>
      <text:p text:style-name="P2"/>
      <text:p text:style-name="P2">2 – LDR</text:p>
      <text:p text:style-name="P2">3 – STR</text:p>
      <text:p text:style-name="P2"><text:soft-page-break/>4 – LD</text:p>
      <text:p text:style-name="P2">5 – ST</text:p>
      <text:p text:style-name="P2">6 – BR</text:p>
      <text:p text:style-name="P2">7 – JMP</text:p>
      <text:p text:style-name="P2">8 -ADC</text:p>
      <text:p text:style-name="P2">9 – JSR</text:p>
      <text:p text:style-name="P2">10 – JSRR</text:p>
      <text:p text:style-name="P2">11 – LDI</text:p>
      <text:p text:style-name="P2">12 - STI</text:p>
      <text:p text:style-name="P2"/>
      <text:p text:style-name="P2"/>
      <text:p text:style-name="P2">n – Interêt des nouvelles instru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is7 </meta:initial-creator>
    <meta:creation-date>2013-12-10T15:39:49</meta:creation-date>
    <dc:date>2014-01-09T19:06:21</dc:date>
    <dc:creator>TONNELIER JEROME</dc:creator>
    <meta:editing-duration>PT2H43M32S</meta:editing-duration>
    <meta:editing-cycles>83</meta:editing-cycles>
    <meta:generator>LibreOffice/3.5$Linux_X86_64 LibreOffice_project/350m1$Build-2</meta:generator>
    <meta:document-statistic meta:table-count="0" meta:image-count="0" meta:object-count="0" meta:page-count="3" meta:paragraph-count="41" meta:word-count="307" meta:character-count="1625" meta:non-whitespace-character-count="1358"/>
  </office:meta>
</office:document-meta>
</file>